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D0000035D3DF921F6.png" manifest:media-type="image/png"/>
  <manifest:file-entry manifest:full-path="Pictures/100000010000075100000367D591AF3C.png" manifest:media-type="image/png"/>
  <manifest:file-entry manifest:full-path="Pictures/10000001000005BE00000330BB16E912.png" manifest:media-type="image/png"/>
  <manifest:file-entry manifest:full-path="Pictures/100000010000075D0000035F693AECDA.png" manifest:media-type="image/png"/>
  <manifest:file-entry manifest:full-path="Pictures/10000001000007590000036270C507A4.png" manifest:media-type="image/png"/>
  <manifest:file-entry manifest:full-path="Pictures/100000010000075E0000035BBD18804B.png" manifest:media-type="image/png"/>
  <manifest:file-entry manifest:full-path="Pictures/100000010000076100000370C3947B36.png" manifest:media-type="image/png"/>
  <manifest:file-entry manifest:full-path="Pictures/10000001000005B10000032580730F50.png" manifest:media-type="image/png"/>
  <manifest:file-entry manifest:full-path="Pictures/10000001000005B100000325F715B945.png" manifest:media-type="image/png"/>
  <manifest:file-entry manifest:full-path="Pictures/10000001000005C90000033B120BA6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Veille feedly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4.575cm" svg:height="11.427cm" svg:x="1.5cm" svg:y="3.073cm">
          <draw:image xlink:href="Pictures/100000010000075100000367D591AF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Feedly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5.122cm" svg:height="11.5cm" svg:x="1.37cm" svg:y="3cm">
          <draw:image xlink:href="Pictures/100000010000075D0000035F693AE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Feedly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4.889cm" svg:height="11.457cm" svg:x="1.4cm" svg:y="3.048cm">
          <draw:image xlink:href="Pictures/10000001000007590000036270C507A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Feedly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7cm" svg:height="12.332cm" svg:x="0.5cm" svg:y="2.712cm">
          <draw:image xlink:href="Pictures/100000010000075D0000035D3DF921F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Feedly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6.999cm" svg:height="12.296cm" svg:x="0.501cm" svg:y="2.704cm">
          <draw:image xlink:href="Pictures/100000010000075E0000035BBD18804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PearlTree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7.037cm" svg:height="12.594cm" svg:x="0.5cm" svg:y="2.5cm">
          <draw:image xlink:href="Pictures/100000010000076100000370C3947B3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PearlTree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2.889cm" svg:height="12.705cm" svg:x="1.111cm" svg:y="2.5cm">
          <draw:image xlink:href="Pictures/10000001000005BE00000330BB16E9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PearlTree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2.389cm" svg:height="12.368cm" svg:x="1.111cm" svg:y="2.803cm">
          <draw:image xlink:href="Pictures/10000001000005B10000032580730F5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PearlTree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2.889cm" svg:height="12.645cm" svg:x="0.611cm" svg:y="2.855cm">
          <draw:image xlink:href="Pictures/10000001000005B100000325F715B94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eille PearlTree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2.5cm" svg:height="12.564cm" svg:x="1cm" svg:y="2.677cm">
          <draw:image xlink:href="Pictures/10000001000005C90000033B120BA68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5T16:09:44.714000000</meta:creation-date>
    <dc:date>2024-09-05T16:20:20.564000000</dc:date>
    <meta:editing-duration>PT10M36S</meta:editing-duration>
    <meta:editing-cycles>1</meta:editing-cycles>
    <meta:document-statistic meta:object-count="71"/>
    <meta:generator>LibreOffice/24.2.2.2$Windows_X86_64 LibreOffice_project/d56cc158d8a96260b836f100ef4b4ef25d6f1a01</meta:generator>
  </office:meta>
</office:document-meta>
</file>